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000000" fo:padding="0.0208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background-color="#000000" fo:padding="0.0208in" fo:border="non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000000" fo:padding="0.0208in" fo:border="none">
        <style:background-image/>
      </style:table-cell-properties>
    </style:style>
    <style:style style:name="P1" style:family="paragraph" style:parent-style-name="Text_20_body" style:list-style-name="L1">
      <style:paragraph-properties fo:widows="1"/>
    </style:style>
    <style:style style:name="P2" style:family="paragraph" style:parent-style-name="Text_20_body" style:list-style-name="L2">
      <style:paragraph-properties fo:widows="1"/>
    </style:style>
    <style:style style:name="P3" style:family="paragraph" style:parent-style-name="Text_20_body" style:list-style-name="L3">
      <style:paragraph-properties fo:widows="1"/>
    </style:style>
    <style:style style:name="P4" style:family="paragraph" style:parent-style-name="Text_20_body" style:list-style-name="L4">
      <style:paragraph-properties fo:widows="1"/>
    </style:style>
    <style:style style:name="P5" style:family="paragraph" style:parent-style-name="Text_20_body" style:list-style-name="L2">
      <style:paragraph-properties fo:widows="1"/>
      <style:text-properties fo:font-variant="normal" fo:text-transform="none" fo:color="#000000" style:font-name="Times New Roman1" fo:font-size="14pt" fo:letter-spacing="normal" fo:font-style="normal" fo:font-weight="normal"/>
    </style:style>
    <style:style style:name="P6" style:family="paragraph" style:parent-style-name="Text_20_body" style:list-style-name="L3">
      <style:paragraph-properties fo:widows="1"/>
      <style:text-properties fo:font-variant="normal" fo:text-transform="none" fo:color="#000000" style:font-name="Times New Roman1" fo:font-size="14pt" fo:letter-spacing="normal" fo:font-style="normal" fo:font-weight="normal"/>
    </style:style>
    <style:style style:name="P7" style:family="paragraph" style:parent-style-name="Text_20_body" style:list-style-name="L4">
      <style:paragraph-properties fo:widows="1"/>
      <style:text-properties fo:font-variant="normal" fo:text-transform="none" fo:color="#000000" style:font-name="Times New Roman1" fo:font-size="14pt" fo:letter-spacing="normal" fo:font-style="normal" fo:font-weight="normal"/>
    </style:style>
    <style:style style:name="P8" style:family="paragraph" style:parent-style-name="Text_20_body">
      <style:paragraph-properties fo:margin-left="0in" fo:margin-right="0in" fo:widows="1" fo:text-indent="0in" style:auto-text-indent="false"/>
    </style:style>
    <style:style style:name="P9"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10"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bold"/>
    </style:style>
    <style:style style:name="P11" style:family="paragraph" style:parent-style-name="Heading_20_3">
      <style:text-properties fo:font-variant="normal" fo:text-transform="none" fo:color="#000000" style:font-name="Times New Roman1" fo:letter-spacing="normal" fo:font-style="normal"/>
    </style:style>
    <style:style style:name="P12" style:family="paragraph" style:parent-style-name="Preformatted_20_Text" style:list-style-name="L2">
      <style:paragraph-properties fo:widows="1"/>
      <style:text-properties fo:font-variant="normal" fo:text-transform="none" fo:color="#000000" fo:letter-spacing="normal"/>
    </style:style>
    <style:style style:name="P13" style:family="paragraph" style:parent-style-name="Preformatted_20_Text" style:list-style-name="L3">
      <style:paragraph-properties fo:widows="1"/>
      <style:text-properties fo:font-variant="normal" fo:text-transform="none" fo:color="#000000" fo:letter-spacing="normal"/>
    </style:style>
    <style:style style:name="P14" style:family="paragraph" style:parent-style-name="Preformatted_20_Text" style:list-style-name="L2">
      <style:paragraph-properties fo:margin-top="0in" fo:margin-bottom="0.1965in" loext:contextual-spacing="false" fo:widows="1"/>
      <style:text-properties fo:font-variant="normal" fo:text-transform="none" fo:color="#000000" style:font-name="Times New Roman1" fo:font-size="14pt" fo:letter-spacing="normal" fo:font-style="normal" fo:font-weight="normal"/>
    </style:style>
    <style:style style:name="P15" style:family="paragraph" style:parent-style-name="Preformatted_20_Text" style:list-style-name="L2">
      <style:paragraph-properties fo:margin-top="0in" fo:margin-bottom="0.1965in" loext:contextual-spacing="false" fo:widows="1"/>
      <style:text-properties fo:font-variant="normal" fo:text-transform="none" fo:color="#000000" fo:letter-spacing="normal"/>
    </style:style>
    <style:style style:name="P16" style:family="paragraph" style:parent-style-name="Preformatted_20_Text" style:list-style-name="L3">
      <style:paragraph-properties fo:margin-top="0in" fo:margin-bottom="0.1965in" loext:contextual-spacing="false" fo:widows="1"/>
      <style:text-properties fo:font-variant="normal" fo:text-transform="none" fo:color="#000000" fo:letter-spacing="normal"/>
    </style:style>
    <style:style style:name="P17" style:family="paragraph" style:parent-style-name="Table_20_Contents">
      <style:paragraph-properties fo:text-align="center" style:justify-single-word="false"/>
      <style:text-properties fo:color="#ffffff"/>
    </style:style>
    <style:style style:name="T1" style:family="text">
      <style:text-properties fo:font-weight="bold"/>
    </style:style>
    <style:style style:name="T2" style:family="text">
      <style:text-properties style:font-name="Times New Roman1" fo:font-size="14pt" fo:font-style="normal" fo:font-weight="normal"/>
    </style:style>
    <style:style style:name="T3" style:family="text">
      <style:text-properties fo:font-variant="normal" fo:text-transform="none" fo:color="#000000" style:font-name="Times New Roman1" fo:font-size="14pt" fo:letter-spacing="normal" fo:font-style="normal" fo:font-weight="bold"/>
    </style:style>
    <style:style style:name="T4" style:family="text">
      <style:text-properties fo:font-variant="normal" fo:text-transform="none" fo:color="#000000" style:font-name="Times New Roman1" fo:font-size="14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COS 226 Programming Assignment Checklist: Burrows-Wheeler Data Compression</text:h>
      <table:table table:name="Table1" table:style-name="Table1">
        <table:table-column table:style-name="Table1.A"/>
        <table:table-row>
          <table:table-cell table:style-name="Table1.A1" office:value-type="string">
            <text:p text:style-name="P17">Frequently Asked Questions</text:p>
          </table:table-cell>
        </table:table-row>
      </table:table>
      <text:p text:style-name="P8"><text:span text:style-name="T3">What program should I use for reading and writing the data?</text:span><text:span text:style-name="T4"> You must use </text:span><text:span text:style-name="Teletype"><text:span text:style-name="T4">BinaryStdIn.java</text:span></text:span><text:span text:style-name="T4"> and </text:span><text:span text:style-name="Teletype"><text:span text:style-name="T4">BinaryStdOut.java</text:span></text:span><text:span text:style-name="T4">, which are in</text:span><text:span text:style-name="Teletype"><text:span text:style-name="T4">stdlib.jar</text:span></text:span><text:span text:style-name="T4">. These read and write sequences of bytes, whereas </text:span><text:span text:style-name="Teletype"><text:span text:style-name="T4">StdIn.java</text:span></text:span><text:span text:style-name="T4"> and </text:span><text:span text:style-name="Teletype"><text:span text:style-name="T4">StdOut.java</text:span></text:span><text:span text:style-name="T4"> read and write sequences of Unicode characters.</text:span></text:p>
      <text:p text:style-name="P8"><text:span text:style-name="T3">My programs don't work properly with binary data. Why not?</text:span><text:span text:style-name="T4"> Be absolutely sure that you use only </text:span><text:span text:style-name="Teletype"><text:span text:style-name="T4">BinaryStdIn.java</text:span></text:span><text:span text:style-name="T4"> and</text:span><text:span text:style-name="Teletype"><text:span text:style-name="T4">BinaryStdOut.java</text:span></text:span><text:span text:style-name="T4"> for input and output. Also, be sure that you call </text:span><text:span text:style-name="Teletype"><text:span text:style-name="T4">BinaryStdOut.flush()</text:span></text:span><text:span text:style-name="T4"> or </text:span><text:span text:style-name="Teletype"><text:span text:style-name="T4">BinaryStdOut.close()</text:span></text:span><text:span text:style-name="T4"> after you are done writing—see </text:span><text:a xlink:type="simple" xlink:href="http://algs4.cs.princeton.edu/55compression/RunLength.java.html" text:style-name="Internet_20_link" text:visited-style-name="Visited_20_Internet_20_Link">RunLength.java</text:a><text:span text:style-name="T4"> for an example.</text:span></text:p>
      <text:p text:style-name="P8"><text:span text:style-name="T3">Why does </text:span><text:span text:style-name="Teletype"><text:span text:style-name="T3">BinaryStdIn</text:span></text:span><text:span text:style-name="T3"> return the 8-bits as a (16-bit unsigned) </text:span><text:span text:style-name="Teletype"><text:span text:style-name="T3">char</text:span></text:span><text:span text:style-name="T3"> instead of as an (8-bit signed) </text:span><text:span text:style-name="Teletype"><text:span text:style-name="T3">byte</text:span></text:span><text:span text:style-name="T4">? The primitive type </text:span><text:span text:style-name="Teletype"><text:span text:style-name="T4">byte</text:span></text:span><text:span text:style-name="T4"> is annoying to use in Java. When you operate on a </text:span><text:span text:style-name="Teletype"><text:span text:style-name="T4">byte</text:span></text:span><text:span text:style-name="T4">, it is typically promoted to an </text:span><text:span text:style-name="Teletype"><text:span text:style-name="T4">int</text:span></text:span><text:span text:style-name="T4"> and you must be careful because the byte is signed. For example, to convert a </text:span><text:span text:style-name="Teletype"><text:span text:style-name="T4">byte b</text:span></text:span><text:span text:style-name="T4"> to a </text:span><text:span text:style-name="Teletype"><text:span text:style-name="T4">char c</text:span></text:span><text:span text:style-name="T4">, you must write </text:span><text:span text:style-name="Teletype"><text:span text:style-name="T4">c = (char) (b &amp; 0xff)</text:span></text:span><text:span text:style-name="T4"> instead of </text:span><text:span text:style-name="Teletype"><text:span text:style-name="T4">c = (char) b</text:span></text:span><text:span text:style-name="T4">. By using </text:span><text:span text:style-name="Teletype"><text:span text:style-name="T4">char</text:span></text:span><text:span text:style-name="T4">, we avoid the hassle.</text:span></text:p>
      <text:p text:style-name="P8"><text:span text:style-name="T3">For the Burrows-Wheeler transform, in which order do I sort the suffixes?</text:span><text:span text:style-name="T4"> The input is a sequence of extended ASCII characters (00 to FF), which you can read in with </text:span><text:span text:style-name="Teletype"><text:span text:style-name="T4">BinaryStdIn.readString()</text:span></text:span><text:span text:style-name="T4">. You should sort the suffixes according to extended ASCII order, which is the natural order of the </text:span><text:span text:style-name="Teletype"><text:span text:style-name="T4">String</text:span></text:span><text:span text:style-name="T4"> data type.</text:span></text:p>
      <text:p text:style-name="P8"><text:span text:style-name="T3">For the Burrows-Wheeler inverse transform, does </text:span><text:span text:style-name="Teletype"><text:span text:style-name="T3">next[0]</text:span></text:span><text:span text:style-name="T3"> always equal first? And wouldn't this mean that the index </text:span><text:span text:style-name="Teletype"><text:span text:style-name="T3">first</text:span></text:span><text:span text:style-name="T3"> is redundant?</text:span><text:span text:style-name="T4"> No, this is just a coincidence with the input string </text:span><text:span text:style-name="Teletype"><text:span text:style-name="T4">"ABRACADABRA!"</text:span></text:span><text:span text:style-name="T4">. Consider any two input strings that are cyclic rotations of one another, e.g., </text:span><text:span text:style-name="Teletype"><text:span text:style-name="T4">"ABRACADABRA!"</text:span></text:span><text:span text:style-name="T4"> and </text:span><text:span text:style-name="Teletype"><text:span text:style-name="T4">"CADABRA!ABRA"</text:span></text:span><text:span text:style-name="T4">. They will have the same sorted suffixes and </text:span><text:span text:style-name="Teletype"><text:span text:style-name="T4">t[]</text:span></text:span><text:span text:style-name="T4"> array—their only difference will be in the index </text:span><text:span text:style-name="Teletype"><text:span text:style-name="T4">first</text:span></text:span><text:span text:style-name="T4">.</text:span></text:p>
      <text:p text:style-name="P8"><text:span text:style-name="T3">Can I assume that the </text:span><text:span text:style-name="Teletype"><text:span text:style-name="T3">inverseTransform()</text:span></text:span><text:span text:style-name="T3"> method in BurrowsWheeler receives only valid inputs (that were created by a call to the</text:span><text:span text:style-name="Teletype"><text:span text:style-name="T3">transform()</text:span></text:span><text:span text:style-name="T3"> method)?</text:span><text:span text:style-name="T4"> Yes.</text:span></text:p>
      <text:p text:style-name="P8"><text:span text:style-name="T3">How can I view the contents of a binary file and determine its size?</text:span><text:span text:style-name="T4"> Use </text:span><text:a xlink:type="simple" xlink:href="http://algs4.cs.princeton.edu/55compression/HexDump.java.html" text:style-name="Internet_20_link" text:visited-style-name="Visited_20_Internet_20_Link">HexDump.java</text:a><text:span text:style-name="T4">, as in the assignment. The command-line argument specifies the number of bytes per line to print; if the argument is 0, all output except for the number of bits will be suppressed.</text:span></text:p>
      <text:p text:style-name="P8"><text:span text:style-name="T3">How much memory can my program consume?</text:span><text:span text:style-name="T4"> The Burrows-Wheeler transform may use quite a bit, so you may need to use the </text:span><text:span text:style-name="Teletype"><text:span text:style-name="T4">-Xmx</text:span></text:span><text:span text:style-name="T4">option when executing. You must use space linear in the input size </text:span><text:span text:style-name="Emphasis"><text:span text:style-name="T4">N</text:span></text:span><text:span text:style-name="T4"> and alphabet size </text:span><text:span text:style-name="Emphasis"><text:span text:style-name="T4">R</text:span></text:span><text:span text:style-name="T4">. (Industrial strength Burrows-Wheeler compression algorithms typically use a fixed block size, and encode the message in these smaller chunks. This reduces the memory requirements, at the expense of some loss in compression ratio.) Therefore, depending on your operating system and </text:span><text:soft-page-break/><text:span text:style-name="T4">configuration there may be some very large files for which your program will not have enough memory even with the </text:span><text:span text:style-name="Teletype"><text:span text:style-name="T4">-Xmx</text:span></text:span><text:span text:style-name="T4"> option.</text:span></text:p>
      <text:p text:style-name="P8"><text:span text:style-name="T3">I'm running out of memory in the </text:span><text:span text:style-name="Teletype"><text:span text:style-name="T3">transform()</text:span></text:span><text:span text:style-name="T3"> method in Burrows-Wheeler. Any ideas?</text:span><text:span text:style-name="T4"> Be sure not to create a new </text:span><text:span text:style-name="Teletype"><text:span text:style-name="T4">String</text:span></text:span><text:span text:style-name="T4"> object for each circular suffix created in </text:span><text:span text:style-name="Teletype"><text:span text:style-name="T4">CircularSuffixArray</text:span></text:span><text:span text:style-name="T4">, It is OK to have multiple references to the same </text:span><text:span text:style-name="Teletype"><text:span text:style-name="T4">String</text:span></text:span><text:span text:style-name="T4"> (for example if you use a</text:span><text:span text:style-name="Teletype"><text:span text:style-name="T4">CircularSuffix</text:span></text:span><text:span text:style-name="T4"> nested class).</text:span></text:p>
      <text:p text:style-name="P8"><text:span text:style-name="T3">What is meant by "typical English text inputs"?</text:span><text:span text:style-name="T4"> Inputs such as Aesop's Fables, Moby Dick, or your most recent essay. We do not mean highly degenerate (such as </text:span><text:span text:style-name="Teletype"><text:span text:style-name="T4">aesop-2copies.txt</text:span></text:span><text:span text:style-name="T4"> or an input will 1 million consecutive As) or random inputs.</text:span></text:p>
      <text:p text:style-name="P8"><text:span text:style-name="T3">How do I use gzip and bzip2 on Windows?</text:span><text:span text:style-name="T4"> It's fine to use pkzip or </text:span><text:a xlink:type="simple" xlink:href="http://www.7-zip.org/" text:style-name="Internet_20_link" text:visited-style-name="Visited_20_Internet_20_Link">7-zip</text:a><text:span text:style-name="T4"> instead.</text:span></text:p>
      <text:p text:style-name="P9"><text:span text:style-name="T1">I'm curious. What compression algorithm is used in PKZIP? In gzip? In bzip2?</text:span> PKZIP uses LZW compression followed by Shannon-Fano (an entropy encoder similar to Huffman). The Unix utility gzip uses a variation of LZ77 (similar to LZW) followed by Huffman coding. The program bzip2 combines the Burrows-Wheeler transform, Huffman coding, and a (fancier) move-to-front style rule.</text:p>
      <table:table table:name="Table2" table:style-name="Table2">
        <table:table-column table:style-name="Table2.A"/>
        <table:table-row>
          <table:table-cell table:style-name="Table2.A1" office:value-type="string">
            <text:p text:style-name="P17">Testing</text:p>
          </table:table-cell>
        </table:table-row>
      </table:table>
      <text:p text:style-name="P8"><text:span text:style-name="T3">Input.</text:span><text:span text:style-name="T4"> Here are some </text:span><text:a xlink:type="simple" xlink:href="ftp://ftp.cs.princeton.edu/pub/cs226/textfiles" text:style-name="Internet_20_link" text:visited-style-name="Visited_20_Internet_20_Link">sample text files</text:a><text:span text:style-name="T4">. To fully test your program, you should also try to compress and uncompress binary files (e.g., .class or .jpg files). Be careful to download them as binary files—some browsers will corrupt them if you view the file and use </text:span><text:span text:style-name="Emphasis"><text:span text:style-name="T4">File -&gt; Save</text:span></text:span><text:span text:style-name="T4">. Do not edit them in a text editor—some editors will corrupt them by inserting bogus newline characters.</text:span></text:p>
      <text:p text:style-name="P8"><text:span text:style-name="T3">Reference solutions.</text:span><text:span text:style-name="T4"> For reference, we have provided the output of compressing </text:span><text:span text:style-name="Teletype"><text:span text:style-name="T4">aesop.txt</text:span></text:span><text:span text:style-name="T4"> and </text:span><text:span text:style-name="Teletype"><text:span text:style-name="T4">us.gif</text:span></text:span><text:span text:style-name="T4">. We have also provided the results of applying each of the three encoding algorithms in isolation. Note that the .gif file is a binary file and is already compressed.</text:span></text:p>
      <text:p text:style-name="P9">To compare the contents of two files, you can use the following commands:</text:p>
      <text:list xml:id="list2754997600061390586" text:style-name="L1">
        <text:list-item>
          <text:p text:style-name="P1"><text:span text:style-name="Emphasis"><text:span text:style-name="T4">Mac OS X or Linux:</text:span></text:span><text:span text:style-name="T4"> </text:span><text:span text:style-name="Teletype"><text:span text:style-name="T4">cmp file1 file2</text:span></text:span></text:p>
        </text:list-item>
        <text:list-item>
          <text:p text:style-name="P1"><text:span text:style-name="Emphasis"><text:span text:style-name="T4">Windows:</text:span></text:span><text:span text:style-name="T4"> </text:span><text:span text:style-name="Teletype"><text:span text:style-name="T4">fc file1 file2</text:span></text:span></text:p>
        </text:list-item>
      </text:list>
      <text:p text:style-name="P10">Timing your program.</text:p>
      <text:list xml:id="list1759065328116229697" text:style-name="L2">
        <text:list-item>
          <text:p text:style-name="P2"><text:span text:style-name="Emphasis"><text:span text:style-name="T4">Mac OS X or Linux.</text:span></text:span><text:span text:style-name="T4"> Use the following command:</text:span></text:p>
          <text:p text:style-name="P14">% time java-algs4 BurrowsWheeler - &lt; mobydick.txt | java-algs4 MoveToFront - | java-algs4 Huffman - &gt; mobyDickOutputFileName</text:p>
          <text:p text:style-name="P5">You want to record the "real" value.</text:p>
        </text:list-item>
        <text:list-item>
          <text:p text:style-name="P2"><text:span text:style-name="Emphasis"><text:span text:style-name="T4">Windows.</text:span></text:span><text:span text:style-name="T4"> We recommend using a simple batch file. The process for creating and running a batch file is as follows:</text:span></text:p>
          <text:list>
            <text:list-item>
              <text:p text:style-name="P2"><text:span text:style-name="T4">Create a file called </text:span><text:span text:style-name="Teletype"><text:span text:style-name="T4">timeTest.bat</text:span></text:span><text:span text:style-name="T4"> in the same directory as your Burrows </text:span><text:soft-page-break/><text:span text:style-name="T4">wheeler assignment. This is known as a "batch file".</text:span></text:p>
            </text:list-item>
            <text:list-item>
              <text:p text:style-name="P5">Inside that file, put the following text (using Notepad or a similar text editor):</text:p>
              <text:p text:style-name="P12"><text:s text:c="4"/><text:span text:style-name="T2">echo %time%</text:span></text:p>
              <text:p text:style-name="P12"><text:s text:c="4"/><text:span text:style-name="T2">java-algs4 BurrowsWheeler - &lt; mobydick.txt | java-algs4 MoveToFront - | java-algs4 Huffman - &gt; mobyDickOutputFileName</text:span></text:p>
              <text:p text:style-name="P12"><text:s text:c="4"/><text:span text:style-name="T2">echo %time%</text:span></text:p>
              <text:p text:style-name="P15"><text:s text:c="4"/></text:p>
            </text:list-item>
            <text:list-item>
              <text:p text:style-name="P2"><text:span text:style-name="T4">Execute </text:span><text:span text:style-name="Teletype"><text:span text:style-name="T4">timeTest.bat</text:span></text:span><text:span text:style-name="T4"> by navigating a terminal window so that it's in the same directory as </text:span><text:span text:style-name="Teletype"><text:span text:style-name="T4">timeTest.bat</text:span></text:span><text:span text:style-name="T4"> and your .java files and type </text:span><text:span text:style-name="Teletype"><text:span text:style-name="T4">timeTest</text:span></text:span><text:span text:style-name="T4">.</text:span></text:p>
            </text:list-item>
          </text:list>
          <text:p text:style-name="P2"><text:span text:style-name="T4">Make sure you name the batch file </text:span><text:span text:style-name="Teletype"><text:span text:style-name="T4">timeTest.bat</text:span></text:span><text:span text:style-name="T4"> instead of </text:span><text:span text:style-name="Teletype"><text:span text:style-name="T4">timeTest.bat.txt</text:span></text:span><text:span text:style-name="T4">. Note that you can test multiple files by adding more lines to the batch file.</text:span></text:p>
        </text:list-item>
      </text:list>
      <text:p text:style-name="P10">Timing using gzip, bzip2, 7zip, etc.</text:p>
      <text:list xml:id="list5516421799854372483" text:style-name="L3">
        <text:list-item>
          <text:p text:style-name="P3"><text:span text:style-name="Emphasis"><text:span text:style-name="T4">Mac OS X or Linux.</text:span></text:span><text:span text:style-name="T4"> Use the </text:span><text:span text:style-name="Teletype"><text:span text:style-name="T4">time</text:span></text:span><text:span text:style-name="T4"> command as above, but with </text:span><text:span text:style-name="Teletype"><text:span text:style-name="T4">gzip</text:span></text:span><text:span text:style-name="T4"> or </text:span><text:span text:style-name="Teletype"><text:span text:style-name="T4">bzip2</text:span></text:span><text:span text:style-name="T4">.</text:span></text:p>
        </text:list-item>
        <text:list-item>
          <text:p text:style-name="P3"><text:span text:style-name="Emphasis"><text:span text:style-name="T4">Windows.</text:span></text:span><text:span text:style-name="T4"> There is no built-in data compression program (such as gzip or bzip2). We recommend downloading the free </text:span><text:a xlink:type="simple" xlink:href="http://www.7-zip.org/" text:style-name="Internet_20_link" text:visited-style-name="Visited_20_Internet_20_Link">7-zip</text:a><text:span text:style-name="T4"> program. After instaling 7-zip, create a new batch file (any filename ending in </text:span><text:span text:style-name="Teletype"><text:span text:style-name="T4">.bat</text:span></text:span><text:span text:style-name="T4">) with the following text:</text:span></text:p>
          <text:p text:style-name="P13"><text:s text:c="4"/><text:span text:style-name="T2">echo %time%</text:span></text:p>
          <text:p text:style-name="P13"><text:s text:c="4"/><text:span text:style-name="T2">7za a -tzip mobyDickOutputFileName.zip mobydick.txt</text:span></text:p>
          <text:p text:style-name="P16"><text:s text:c="4"/><text:span text:style-name="T2">echo %time%</text:span></text:p>
          <text:p text:style-name="P6">This creates a file in .zip format (the same used natively by Windows for compression). To test unzipping time, use the following:</text:p>
          <text:p text:style-name="P13"><text:s text:c="4"/><text:span text:style-name="T2">echo %time%</text:span></text:p>
          <text:p text:style-name="P13"><text:s text:c="4"/><text:span text:style-name="T2">7za e mobyDickOutputFileName.zip </text:span></text:p>
          <text:p text:style-name="P16"><text:s text:c="4"/><text:span text:style-name="T2">echo %time%</text:span></text:p>
          <text:p text:style-name="P3"><text:span text:style-name="T4">If you like, you can test other </text:span><text:a xlink:type="simple" xlink:href="http://www.dotnetperls.com/7-zip-examples" text:style-name="Internet_20_link" text:visited-style-name="Visited_20_Internet_20_Link">compression formats</text:a><text:span text:style-name="T4">.</text:span></text:p>
        </text:list-item>
      </text:list>
      <table:table table:name="Table3" table:style-name="Table3">
        <table:table-column table:style-name="Table3.A"/>
        <table:table-row>
          <table:table-cell table:style-name="Table3.A1" office:value-type="string">
            <text:p text:style-name="P17">Possible Progress Steps</text:p>
          </table:table-cell>
        </table:table-row>
      </table:table>
      <text:p text:style-name="P9">These are purely suggestions for how you might make progress. You do not have to follow these steps.</text:p>
      <text:list xml:id="list5935626450176028640" text:style-name="L4">
        <text:list-item>
          <text:p text:style-name="P4"><text:span text:style-name="T4">Download the directory </text:span><text:a xlink:type="simple" xlink:href="ftp://ftp.cs.princeton.edu/pub/cs226/" text:style-name="Internet_20_link" text:visited-style-name="Visited_20_Internet_20_Link"><text:span text:style-name="Teletype"><text:span text:style-name="T4">burrows</text:span></text:span></text:a><text:span text:style-name="T4"> to your system. It contains some sample input files and reference solutions.</text:span></text:p>
        </text:list-item>
        <text:list-item>
          <text:p text:style-name="P4"><text:span text:style-name="T4">Implement the </text:span><text:span text:style-name="Teletype"><text:span text:style-name="T4">CircularSuffixArray</text:span></text:span><text:span text:style-name="T4">. Be sure not to create new </text:span><text:span text:style-name="Teletype"><text:span text:style-name="T4">String</text:span></text:span><text:span text:style-name="T4"> objects when you sort the suffixes. That would take quadratic space. A natural approach is to define a nested class </text:span><text:span text:style-name="Teletype"><text:span text:style-name="T4">CircularSuffix</text:span></text:span><text:span text:style-name="T4"> that represents a circular suffix </text:span><text:span text:style-name="Emphasis"><text:span text:style-name="T4">implicitly</text:span></text:span><text:span text:style-name="T4"> (via a reference to the input string and a pointer to the first character in the </text:span><text:soft-page-break/><text:span text:style-name="T4">circular suffix). The constructor of </text:span><text:span text:style-name="Teletype"><text:span text:style-name="T4">CircularSuffix</text:span></text:span><text:span text:style-name="T4"> should take constant time and use constant space. You might also consider making </text:span><text:span text:style-name="Teletype"><text:span text:style-name="T4">CircularSuffix</text:span></text:span><text:span text:style-name="T4"> implement the </text:span><text:span text:style-name="Teletype"><text:span text:style-name="T4">Comparable&lt;CircularSuffix&gt;</text:span></text:span><text:span text:style-name="T4"> interface. Note, that while this is, perhaps, the cleanest solution, it is not the fastest.</text:span></text:p>
        </text:list-item>
        <text:list-item>
          <text:p text:style-name="P4"><text:span text:style-name="T4">Implement the Burrows-Wheeler transform, using the </text:span><text:span text:style-name="Teletype"><text:span text:style-name="T4">CircularSuffixArray</text:span></text:span><text:span text:style-name="T4"> class.</text:span></text:p>
        </text:list-item>
        <text:list-item>
          <text:p text:style-name="P7">The Burrows-Wheeler decoding is the trickiest part conceptually, but it is very little code once you understand how it works. (Not including declarations and input, our solution is about 10 lines of code.) You should find the key-indexed counting algorithm from the string sorting lecture to be especially useful.</text:p>
        </text:list-item>
        <text:list-item>
          <text:p text:style-name="P7">Implement the move-to-front encoding and decoding algorithms. Not including comments and declarations, our solutions are about 10 lines of code each. If yours is significantly longer, try to simplify it. Do not worry about optimizing the worst-case performance—the goal is good performance on typical English text inpu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3S</meta:editing-duration>
    <meta:editing-cycles>3</meta:editing-cycles>
    <meta:generator>LibreOffice/4.3.5.2$Windows_x86 LibreOffice_project/3a87456aaa6a95c63eea1c1b3201acedf0751bd5</meta:generator>
    <dc:date>2015-01-20T16:30:20.251000000</dc:date>
    <meta:document-statistic meta:table-count="3" meta:image-count="0" meta:object-count="0" meta:page-count="4" meta:paragraph-count="51" meta:word-count="1286" meta:character-count="7841" meta:non-whitespace-character-count="6594"/>
    <meta:user-defined meta:name="Info 1"/>
    <meta:user-defined meta:name="Info 2"/>
    <meta:user-defined meta:name="Info 3"/>
    <meta:user-defined meta:name="Info 4"/>
  </office:meta>
</office:document-meta>
</file>